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gatingJamesHandler.DelegatingJamesHandler( ProtocolHandler delega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gatingJamesHandler.getRemoteI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JamesHandler.defaultErrorHandler( Runtime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JamesHandler.errorHandler( Runtime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JamesHandler.setConfigurationData( Object the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JamesHandler.getOutput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JamesHandler.getSock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JamesHandler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JamesHandler.getAvalon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JamesHandler.getWatchd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JamesHandler.getRemote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JamesHandler.rese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egatingJamesHandler.handle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JamesHandler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JamesHandler.getInput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